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3fcafc" officeooo:paragraph-rsid="003fcaf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1d531a" officeooo:paragraph-rsid="001d531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350cf2" officeooo:paragraph-rsid="00350cf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3a1009" officeooo:paragraph-rsid="003a100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italic" fo:font-weight="normal" officeooo:rsid="003baf87" officeooo:paragraph-rsid="003baf87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italic" fo:font-weight="normal" officeooo:rsid="00495658" officeooo:paragraph-rsid="00495658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baf87" officeooo:paragraph-rsid="003baf8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50cf2" officeooo:paragraph-rsid="00350cf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3dcbc2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line-through-type="single" fo:font-style="italic" officeooo:rsid="003baf87" officeooo:paragraph-rsid="003baf87" style:font-style-asian="italic" style:font-style-complex="italic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40924a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officeooo:paragraph-rsid="003d8cf6"/>
    </style:style>
    <style:style style:name="P14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officeooo:paragraph-rsid="003baf87"/>
    </style:style>
    <style:style style:name="P15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officeooo:paragraph-rsid="0045ed0a"/>
    </style:style>
    <style:style style:name="P16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officeooo:paragraph-rsid="0045ed0a"/>
    </style:style>
    <style:style style:name="P17" style:family="paragraph" style:parent-style-name="Standard" style:list-style-name="L8">
      <style:paragraph-properties fo:text-align="start" style:justify-single-word="false"/>
      <style:text-properties style:text-line-through-style="solid" style:text-line-through-type="single" officeooo:paragraph-rsid="003d8cf6"/>
    </style:style>
    <style:style style:name="P18" style:family="paragraph" style:parent-style-name="Standard" style:list-style-name="L12">
      <style:paragraph-properties fo:text-align="start" style:justify-single-word="false"/>
      <style:text-properties style:text-line-through-style="solid" style:text-line-through-type="single" officeooo:paragraph-rsid="0040924a"/>
    </style:style>
    <style:style style:name="P19" style:family="paragraph" style:parent-style-name="Standard" style:list-style-name="L13">
      <style:paragraph-properties fo:text-align="start" style:justify-single-word="false"/>
      <style:text-properties style:text-line-through-style="solid" style:text-line-through-type="single" officeooo:paragraph-rsid="003dcbc2"/>
    </style:style>
    <style:style style:name="P20" style:family="paragraph" style:parent-style-name="Standard" style:list-style-name="L16">
      <style:paragraph-properties fo:text-align="start" style:justify-single-word="false"/>
      <style:text-properties style:text-line-through-style="solid" style:text-line-through-type="single" officeooo:paragraph-rsid="003a7ea4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baf87" officeooo:paragraph-rsid="003baf87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baf87" officeooo:paragraph-rsid="003baf87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baf87" officeooo:paragraph-rsid="003d8cf6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baf87" officeooo:paragraph-rsid="003baf87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d8cf6" officeooo:paragraph-rsid="003d8cf6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50cf2" officeooo:paragraph-rsid="00350cf2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6704e" officeooo:paragraph-rsid="0036704e" style:font-size-asian="12pt" style:font-weight-asian="normal" style:font-size-complex="12pt" style:font-weight-complex="normal"/>
    </style:style>
    <style:style style:name="P28" style:family="paragraph" style:parent-style-name="Standard" style:list-style-name="L1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a1009" officeooo:paragraph-rsid="003a1009" style:font-size-asian="12pt" style:font-weight-asian="normal" style:font-size-complex="12pt" style:font-weight-complex="normal"/>
    </style:style>
    <style:style style:name="P29" style:family="paragraph" style:parent-style-name="Standard" style:list-style-name="L16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8465f" officeooo:paragraph-rsid="003a7ea4" style:font-size-asian="12pt" style:font-weight-asian="normal" style:font-size-complex="12pt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3d8cf6" officeooo:paragraph-rsid="003d8cf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9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3d8cf6" officeooo:paragraph-rsid="003d8cf6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0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3d8cf6" officeooo:paragraph-rsid="003d8cf6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3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3d8cf6" officeooo:paragraph-rsid="003dcbc2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4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3d8cf6" officeooo:paragraph-rsid="003dcbc2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5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3d8cf6" officeooo:paragraph-rsid="003dcbc2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8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3baf87" officeooo:paragraph-rsid="003d8cf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3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3baf87" officeooo:paragraph-rsid="003dcbc2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8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45ed0a" officeooo:paragraph-rsid="003dcbc2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3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45ed0a" officeooo:paragraph-rsid="0045ed0a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2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40924a" officeooo:paragraph-rsid="003dcbc2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DejaVu Sans Condensed" officeooo:rsid="003baf87" officeooo:paragraph-rsid="003baf87"/>
    </style:style>
    <style:style style:name="P42" style:family="paragraph" style:parent-style-name="Standard" style:list-style-name="L12">
      <style:paragraph-properties fo:text-align="start" style:justify-single-word="false"/>
      <style:text-properties style:text-line-through-style="solid" style:text-line-through-type="single" style:font-name="DejaVu Sans Condensed" officeooo:rsid="003baf87" officeooo:paragraph-rsid="003dcbc2"/>
    </style:style>
    <style:style style:name="P43" style:family="paragraph" style:parent-style-name="Standard">
      <style:paragraph-properties fo:text-align="center" style:justify-single-word="false"/>
      <style:text-properties officeooo:paragraph-rsid="0019eb27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50cf2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c7a32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38465f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50cf2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a7ea4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baf87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d8cf6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40924a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47a2eb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style="normal" fo:font-weight="normal" officeooo:rsid="003baf87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3dcbc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3d8cf6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3fcaf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433666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normal" officeooo:rsid="0045ed0a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" fo:font-size="12pt" fo:font-style="normal" fo:font-weight="bold" officeooo:rsid="003baf87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DejaVu Sans Condensed" fo:font-size="12pt" fo:font-style="normal" fo:font-weight="bold" officeooo:rsid="0045ed0a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DejaVu Sans Condensed" fo:font-size="12pt" fo:font-style="normal" fo:font-weight="bold" officeooo:rsid="003dcbc2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DejaVu Sans Condensed" fo:font-size="12pt" fo:font-style="normal" fo:font-weight="bold" officeooo:rsid="003d8cf6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 Condensed" fo:font-size="12pt" fo:font-style="italic" fo:font-weight="normal" officeooo:rsid="0045ed0a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style:font-name="DejaVu Sans Condensed" fo:font-size="12pt" fo:font-style="italic" fo:font-weight="normal" officeooo:rsid="003baf87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DejaVu Sans Condensed" officeooo:rsid="003baf87"/>
    </style:style>
    <style:style style:name="T29" style:family="text">
      <style:text-properties style:font-name="DejaVu Sans Condensed" fo:font-weight="bold" style:font-weight-asian="bold" style:font-weight-complex="bold"/>
    </style:style>
    <style:style style:name="T30" style:family="text">
      <style:text-properties style:font-name="DejaVu Sans Condensed" fo:font-weight="bold" officeooo:rsid="0045ed0a" style:font-weight-asian="bold" style:font-weight-complex="bold"/>
    </style:style>
    <style:style style:name="T31" style:family="text">
      <style:text-properties style:font-name="DejaVu Sans Condensed" fo:font-weight="bold" officeooo:rsid="003baf87" style:font-weight-asian="bold" style:font-weight-complex="bold"/>
    </style:style>
    <style:style style:name="T32" style:family="text">
      <style:text-properties style:font-name="DejaVu Sans Condensed" officeooo:rsid="0045ed0a"/>
    </style:style>
    <style:style style:name="T33" style:family="text">
      <style:text-properties officeooo:rsid="003a7ea4"/>
    </style:style>
    <style:style style:name="T34" style:family="text">
      <style:text-properties officeooo:rsid="003d8cf6"/>
    </style:style>
    <style:style style:name="T35" style:family="text">
      <style:text-properties officeooo:rsid="003e7d75"/>
    </style:style>
    <style:style style:name="T36" style:family="text">
      <style:text-properties officeooo:rsid="0040924a"/>
    </style:style>
    <style:style style:name="T37" style:family="text">
      <style:text-properties officeooo:rsid="0045ed0a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3baf87" style:font-weight-asian="bold" style:font-weight-complex="bold"/>
    </style:style>
    <style:style style:name="T40" style:family="text">
      <style:text-properties fo:font-weight="bold" officeooo:rsid="0047a2eb" style:font-weight-asian="bold" style:font-weight-complex="bold"/>
    </style:style>
    <style:style style:name="T41" style:family="text">
      <style:text-properties fo:font-style="italic" style:text-underline-style="none" officeooo:rsid="004b04b6" style:font-style-asian="italic" style:font-style-complex="italic"/>
    </style:style>
    <style:style style:name="T42" style:family="text">
      <style:text-properties officeooo:rsid="004c9021"/>
    </style:style>
    <style:style style:name="T43" style:family="text">
      <style:text-properties style:text-line-through-style="none" style:text-line-through-type="none" style:font-name="DejaVu Sans Condensed" fo:font-size="12pt" fo:font-weight="bold" officeooo:rsid="004c9021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48" style:family="text">
      <style:text-properties style:text-line-through-style="none" style:text-line-through-type="none" style:font-name="DejaVu Sans Condensed" fo:font-size="12pt" fo:font-weight="bold" officeooo:rsid="00350cf2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43">041</text:span><text:span text:style-name="T44"> - </text:span><text:span text:style-name="T45">A/</text:span><text:span text:style-name="T46">A</text:span><text:span text:style-name="T45"> </text:span><text:span text:style-name="T47">- </text:span><text:span text:style-name="T48">Radar, Missiles, and Guns</text:span></text:p>
      <text:p text:style-name="P1">TODO: Test Sight Cage button</text:p>
      <text:p text:style-name="P2"/>
      <text:p text:style-name="P3">Radar</text:p>
      <text:p text:style-name="P6">General Info</text:p>
      <text:list xml:id="list341756886" text:style-name="L1">
        <text:list-item>
          <text:p text:style-name="P12"><text:span text:style-name="T14">Radar a</text:span><text:span text:style-name="T12">zimuth: +/-45 deg (not adjustable)</text:span></text:p>
        </text:list-item>
        <text:list-item>
          <text:p text:style-name="P21">Targets can be locked within 10 nmi. <text:s/>TDC cursor only appears when radar is set to 20 nmi or less.</text:p>
        </text:list-item>
      </text:list>
      <text:p text:style-name="P11"><text:span text:style-name="T12">S</text:span><text:span text:style-name="T8">earch and lock targets</text:span></text:p>
      <text:list xml:id="list2963772574" text:style-name="L2">
        <text:list-item>
          <text:p text:style-name="P22"><text:span text:style-name="T38">Radar</text:span> knob ... <text:span text:style-name="T38">OPER</text:span></text:p>
        </text:list-item>
        <text:list-item>
          <text:p text:style-name="P22">Set <text:span text:style-name="T38">range</text:span> <text:span text:style-name="T35">with </text:span><text:span text:style-name="T38">Middle Finger Hat left/right</text:span>.</text:p>
        </text:list-item>
        <text:list-item>
          <text:p text:style-name="P22">Set <text:span text:style-name="T38">elevation</text:span> <text:span text:style-name="T35">with </text:span><text:span text:style-name="T38">Middle Finger Hat up/down</text:span>.</text:p>
        </text:list-item>
        <text:list-item>
          <text:p text:style-name="P22">When target is within 10 nmi, use <text:span text:style-name="T38">TDC</text:span> to slew cursor and <text:span text:style-name="T38">TDC press</text:span> to lock.</text:p>
        </text:list-item>
      </text:list>
      <text:list xml:id="list2657809906" text:style-name="L3">
        <text:list-item>
          <text:list>
            <text:list-item>
              <text:p text:style-name="P24">Press <text:span text:style-name="T38">Dogfight Switch </text:span><text:span text:style-name="T40">c</text:span><text:span text:style-name="T38">enter</text:span> (<text:span text:style-name="T38">Gray Reset Hat press</text:span>) to unlock.</text:p>
            </text:list-item>
          </text:list>
        </text:list-item>
      </text:list>
      <text:list xml:id="list111715692584183" text:continue-list="list2963772574" text:style-name="L2">
        <text:list-item>
          <text:p text:style-name="P23">When target is locked:</text:p>
        </text:list-item>
      </text:list>
      <text:list xml:id="list1472438266" text:style-name="L4">
        <text:list-item>
          <text:list>
            <text:list-item>
              <text:p text:style-name="P25">LOCK light appears on right hand side of radar screen.</text:p>
            </text:list-item>
            <text:list-item>
              <text:p text:style-name="P13"><text:span text:style-name="T13">R</text:span><text:span text:style-name="T12">adar display changes to boresight view (az/el).</text:span></text:p>
            </text:list-item>
            <text:list-item>
              <text:p text:style-name="P13"><text:span text:style-name="T12">Target is the "+" symbol </text:span><text:span text:style-name="T13">relative to your flight path marker </text:span><text:span text:style-name="T15">on the radar</text:span><text:span text:style-name="T13">.</text:span></text:p>
            </text:list-item>
            <text:list-item>
              <text:p text:style-name="P25">B-sweep line on the left becomes range indicator: <text:span text:style-name="T36">horiz. </text:span>line show<text:span text:style-name="T36">s</text:span> target range on vertical axis.</text:p>
            </text:list-item>
          </text:list>
        </text:list-item>
      </text:list>
      <text:p text:style-name="P8"/>
      <text:p text:style-name="P4">AIM-9 <text:span text:style-name="T37">Sidewinders</text:span></text:p>
      <text:list xml:id="list2475928717" text:style-name="L5">
        <text:list-item>
          <text:p text:style-name="P26"><text:span text:style-name="T38">AIM-9P-5</text:span><text:span text:style-name="T1"> - All Aspect</text:span></text:p>
        </text:list-item>
        <text:list-item>
          <text:p text:style-name="P26"><text:span text:style-name="T38">AIM-9P-3</text:span> - Rear Aspect</text:p>
        </text:list-item>
        <text:list-item>
          <text:p text:style-name="P27"><text:span text:style-name="T38">GAR-8 </text:span><text:span text:style-name="T39">(</text:span><text:span text:style-name="T38">AIM-9B</text:span><text:span text:style-name="T39">)</text:span> - Rear Aspect, tailpipe only, non-maneuvering targets</text:p>
        </text:list-item>
      </text:list>
      <text:p text:style-name="P7">Visual attack</text:p>
      <text:list xml:id="list13323764" text:style-name="L6">
        <text:list-item>
          <text:p text:style-name="P14"><text:span text:style-name="T1">Set </text:span><text:span text:style-name="T32">g</text:span><text:span text:style-name="T1">unsight </text:span><text:span text:style-name="T30">MODE</text:span><text:span text:style-name="T1"> knob to </text:span><text:span text:style-name="T29">MSL</text:span><text:span text:style-name="T1">.</text:span></text:p>
        </text:list-item>
        <text:list-item>
          <text:p text:style-name="P41">Turn on <text:span text:style-name="T38">outer pylon switches</text:span> to arm missiles. <text:s/>With both armed, left missile will fire first.</text:p>
        </text:list-item>
        <text:list-item>
          <text:p text:style-name="P15"><text:span text:style-name="T28">Set </text:span><text:span text:style-name="T31">weapon arming switch</text:span><text:span text:style-name="T28"> (guarded) to </text:span><text:span text:style-name="T31">GUNS MSL &amp; CAMR</text:span><text:span text:style-name="T28">.</text:span></text:p>
        </text:list-item>
        <text:list-item>
          <text:p text:style-name="P15"><text:span text:style-name="T16">Fly to put target in pipper, listen for </text:span><text:span text:style-name="T19">tone</text:span><text:span text:style-name="T16">, </text:span><text:span text:style-name="T22">press and hold </text:span><text:span text:style-name="T23">Uncage button</text:span><text:span text:style-name="T16"> </text:span><text:span text:style-name="T19">to allow maneuvering while keeping lock.</text:span></text:p>
        </text:list-item>
        <text:list-item>
          <text:p text:style-name="P15"><text:span text:style-name="T21">When you have tone, </text:span><text:span text:style-name="T23">press and hold </text:span><text:span text:style-name="T22">Red Button </text:span><text:span text:style-name="T23">to fire</text:span><text:span text:style-name="T16">.</text:span></text:p>
        </text:list-item>
      </text:list>
      <text:list xml:id="list3885775997" text:style-name="L7">
        <text:list-item>
          <text:list>
            <text:list-item>
              <text:p text:style-name="P16"><text:span text:style-name="T16">Don't fire if </text:span><text:span text:style-name="T22">Excess-G mark</text:span><text:span text:style-name="T23">er</text:span><text:span text:style-name="T16"> appears under pipper.</text:span></text:p>
            </text:list-item>
          </text:list>
        </text:list-item>
      </text:list>
      <text:p text:style-name="P6"><text:span text:style-name="T37">With r</text:span>adar <text:span text:style-name="T37">ranging</text:span></text:p>
      <text:list xml:id="list3334777659" text:style-name="L8">
        <text:list-item>
          <text:p text:style-name="P30">Acquire target either manually or automatically:</text:p>
        </text:list-item>
      </text:list>
      <text:list xml:id="list1712195912" text:style-name="L9">
        <text:list-item>
          <text:list>
            <text:list-item>
              <text:p text:style-name="P31">Manually:</text:p>
            </text:list-item>
          </text:list>
        </text:list-item>
      </text:list>
      <text:list xml:id="list111715513174093" text:continue-list="list3334777659" text:style-name="L8">
        <text:list-item>
          <text:list>
            <text:list-item>
              <text:list>
                <text:list-item>
                  <text:p text:style-name="P36">Lock target as described in radar section <text:span text:style-name="T34">above</text:span>.</text:p>
                </text:list-item>
              </text:list>
            </text:list-item>
          </text:list>
        </text:list-item>
      </text:list>
      <text:list xml:id="list2677540052" text:style-name="L10">
        <text:list-item>
          <text:list>
            <text:list-item>
              <text:p text:style-name="P32">Automatically:</text:p>
            </text:list-item>
          </text:list>
        </text:list-item>
      </text:list>
      <text:list xml:id="list111716994497876" text:continue-list="list111715513174093" text:style-name="L8">
        <text:list-item>
          <text:list>
            <text:list-item>
              <text:list>
                <text:list-item>
                  <text:p text:style-name="P17"><text:span text:style-name="T16">Press </text:span><text:span text:style-name="T22">Dogfight switch forward</text:span><text:span text:style-name="T16"> (</text:span><text:span text:style-name="T22">Gray Reset Hat forward</text:span><text:span text:style-name="T16">) </text:span><text:span text:style-name="T17">to enter </text:span><text:span text:style-name="T24">Dogfight Missile (DM)</text:span><text:span text:style-name="T17"> mode</text:span><text:span text:style-name="T16">.</text:span></text:p>
                </text:list-item>
                <text:list-item>
                  <text:p text:style-name="P36">Radar will look for nearest target within 5 nmi and lock it automatically.</text:p>
                </text:list-item>
              </text:list>
            </text:list-item>
          </text:list>
        </text:list-item>
        <text:list-item>
          <text:p text:style-name="P38">Radar screen will show steering cues and ranging information, and gunsight pipper will show ranging ring. <text:s/><text:span text:style-name="T41">Gunsight pipper does not point to target, nor does the seeker slave to the radar lock.</text:span></text:p>
        </text:list-item>
        <text:list-item>
          <text:p text:style-name="P17"><text:span text:style-name="T25">In-range marker</text:span><text:span text:style-name="T18"> appears at 2:30 o'clock outside pipper. <text:s/>When </text:span><text:span text:style-name="T17">it appears</text:span><text:span text:style-name="T18">, target is in range.</text:span></text:p>
        </text:list-item>
      </text:list>
      <text:p text:style-name="P9"/>
      <text:p text:style-name="P5">Guns</text:p>
      <text:list xml:id="list2657690142" text:style-name="L11">
        <text:list-item>
          <text:p text:style-name="P28"><text:span text:style-name="T38">A/A1</text:span> mode - Maneuvering targets?? <text:s/><text:span text:style-name="T34">Or snapshot??</text:span></text:p>
        </text:list-item>
        <text:list-item>
          <text:p text:style-name="P28"><text:span text:style-name="T38">A/A2</text:span> mode - Non-maneuvering <text:span text:style-name="T33">or constant-rate </text:span>targets?? <text:s/><text:span text:style-name="T34">Or tracking shots??</text:span></text:p>
        </text:list-item>
      </text:list>
      <text:p text:style-name="P7">Visual attack</text:p>
      <text:list xml:id="list1110836934" text:style-name="L12">
        <text:list-item>
          <text:p text:style-name="P42">Set <text:span text:style-name="T38">weapon arming switch</text:span> (guarded) to <text:span text:style-name="T38">GUNS MSL &amp; CAMR</text:span>.</text:p>
        </text:list-item>
        <text:list-item>
          <text:p text:style-name="P18"><text:span text:style-name="T16">Set </text:span><text:span text:style-name="T21">gunsight</text:span><text:span text:style-name="T16"> </text:span><text:span text:style-name="T23">MODE</text:span><text:span text:style-name="T16"> knob to </text:span><text:span text:style-name="T24">A/A1</text:span><text:span text:style-name="T17"> or </text:span><text:span text:style-name="T24">A/A2</text:span><text:span text:style-name="T16">.</text:span></text:p>
        </text:list-item>
        <text:list-item>
          <text:p text:style-name="P40">Fire with <text:span text:style-name="T38">Trigger</text:span>.</text:p>
        </text:list-item>
      </text:list>
      <text:p text:style-name="P10"><text:span text:style-name="T26">With r</text:span><text:span text:style-name="T27">adar </text:span><text:span text:style-name="T26">ranging</text:span></text:p>
      <text:list xml:id="list1830901892" text:style-name="L13">
        <text:list-item>
          <text:p text:style-name="P33">Acquire target either manually or automatically:</text:p>
        </text:list-item>
      </text:list>
      <text:list xml:id="list2120510040" text:style-name="L14">
        <text:list-item>
          <text:list>
            <text:list-item>
              <text:p text:style-name="P34">Manually:</text:p>
            </text:list-item>
          </text:list>
        </text:list-item>
      </text:list>
      <text:list xml:id="list111715999627072" text:continue-list="list1830901892" text:style-name="L13">
        <text:list-item>
          <text:list>
            <text:list-item>
              <text:list>
                <text:list-item>
                  <text:p text:style-name="P37">Lock target as described in radar section <text:span text:style-name="T34">above</text:span>.</text:p>
                </text:list-item>
              </text:list>
            </text:list-item>
          </text:list>
        </text:list-item>
      </text:list>
      <text:list xml:id="list2409032084" text:style-name="L15">
        <text:list-item>
          <text:list>
            <text:list-item>
              <text:p text:style-name="P35">Automatically:</text:p>
            </text:list-item>
          </text:list>
        </text:list-item>
      </text:list>
      <text:list xml:id="list111715981302199" text:continue-list="list111715999627072" text:style-name="L13">
        <text:list-item>
          <text:list>
            <text:list-item>
              <text:list>
                <text:list-item>
                  <text:p text:style-name="P19"><text:span text:style-name="T16">Press </text:span><text:span text:style-name="T22">Dogfight switch </text:span><text:span text:style-name="T24">backward</text:span><text:span text:style-name="T16"> (</text:span><text:span text:style-name="T22">Gray Reset Hat </text:span><text:span text:style-name="T24">backward</text:span><text:span text:style-name="T16">) </text:span><text:span text:style-name="T17">to enter </text:span><text:span text:style-name="T24">Dogfight Gun (DG)</text:span><text:span text:style-name="T17"> mode</text:span><text:span text:style-name="T16">. <text:s/></text:span><text:span text:style-name="T21">Pipper s</text:span><text:span text:style-name="T20">ame as A/A1 mode??</text:span></text:p>
                </text:list-item>
                <text:list-item>
                  <text:p text:style-name="P37">Radar will look for nearest target within 5 nmi and lock it automatically.</text:p>
                </text:list-item>
              </text:list>
            </text:list-item>
          </text:list>
        </text:list-item>
        <text:list-item>
          <text:p text:style-name="P39">Radar screen will show steering cues and ranging information, and gunsight pipper will show ranging ring.</text:p>
        </text:list-item>
        <text:list-item>
          <text:p text:style-name="P19"><text:span text:style-name="T25">In-range marker</text:span><text:span text:style-name="T18"> appears at 2:30 o'clock outside pipper. <text:s/>When </text:span><text:span text:style-name="T17">it appears</text:span><text:span text:style-name="T18">, target is in range.</text:span></text:p>
        </text:list-item>
      </text:list>
      <text:p text:style-name="P9"/>
      <text:p text:style-name="P4">General dogfighting tips:</text:p>
      <text:list xml:id="list1500726731" text:style-name="L16">
        <text:list-item>
          <text:p text:style-name="P29">Best turn performance at 360 kts.</text:p>
        </text:list-item>
        <text:list-item>
          <text:p text:style-name="P20"><text:span text:style-name="T11">D</text:span><text:span text:style-name="T9">on't go under </text:span><text:span text:style-name="T10">300 kt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6-24T11:17:14.839000000</dc:date>
    <meta:editing-duration>PT7H8M50S</meta:editing-duration>
    <meta:editing-cycles>4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6" meta:word-count="507" meta:character-count="2838" meta:non-whitespace-character-count="2423"/>
  </office:meta>
</office:document-meta>
</file>